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cu3tiogw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Il est revenu en août dernier.</text:p>
          </table:table-cell>
        </table:table-row>
        <table:table-row table:style-name="ro1">
          <table:table-cell office:value-type="string" calcext:value-type="string">
            <text:p><text:a xlink:href="https://clyp.it/ddfrc4pg" xlink:type="simple">https://clyp.it/ddfrc4pg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Jusqu'où allons-nous?</text:p>
          </table:table-cell>
        </table:table-row>
        <table:table-row table:style-name="ro1">
          <table:table-cell office:value-type="string" calcext:value-type="string">
            <text:p><text:a xlink:href="https://clyp.it/akeybnhi" xlink:type="simple">https://clyp.it/akeybnhi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Je ne suis pas bonne en français.</text:p>
          </table:table-cell>
        </table:table-row>
        <table:table-row table:style-name="ro1">
          <table:table-cell office:value-type="string" calcext:value-type="string">
            <text:p><text:a xlink:href="https://clyp.it/2kpa4otb" xlink:type="simple">https://clyp.it/2kpa4otb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La facture de téléphone était très élevée ce mois-ci.</text:p>
          </table:table-cell>
        </table:table-row>
        <table:table-row table:style-name="ro1">
          <table:table-cell office:value-type="string" calcext:value-type="string">
            <text:p><text:a xlink:href="https://clyp.it/cwjcqrrb" xlink:type="simple">https://clyp.it/cwjcqrrb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En Allemagne nous avons toujours payé avec des chèques de voyage.</text:p>
          </table:table-cell>
        </table:table-row>
        <table:table-row table:style-name="ro1">
          <table:table-cell office:value-type="string" calcext:value-type="string">
            <text:p><text:a xlink:href="https://clyp.it/qsiwrt55" xlink:type="simple">https://clyp.it/qsiwrt55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Il gagne plus de cinq cents dollars par mois avec ce travail.</text:p>
          </table:table-cell>
        </table:table-row>
        <table:table-row table:style-name="ro1">
          <table:table-cell office:value-type="string" calcext:value-type="string">
            <text:p><text:a xlink:href="https://clyp.it/gxvko5j0" xlink:type="simple">https://clyp.it/gxvko5j0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Qu'avez-vous oublié ici?</text:p>
          </table:table-cell>
        </table:table-row>
        <table:table-row table:style-name="ro1">
          <table:table-cell office:value-type="string" calcext:value-type="string">
            <text:p><text:a xlink:href="https://clyp.it/atjvurer" xlink:type="simple">https://clyp.it/atjvurer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Voulez-vous apprendre les sciences avec facilité?</text:p>
          </table:table-cell>
        </table:table-row>
        <table:table-row table:style-name="ro1">
          <table:table-cell office:value-type="string" calcext:value-type="string">
            <text:p><text:a xlink:href="https://clyp.it/bpx31n4p" xlink:type="simple">https://clyp.it/bpx31n4p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Puis-je appuyer sur le bouton?</text:p>
          </table:table-cell>
        </table:table-row>
        <table:table-row table:style-name="ro1">
          <table:table-cell office:value-type="string" calcext:value-type="string">
            <text:p><text:a xlink:href="https://clyp.it/etfnkktb" xlink:type="simple">https://clyp.it/etfnkktb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La machine à laver fut l'une des plus grandes inventions de tous les temps.</text:p>
          </table:table-cell>
        </table:table-row>
        <table:table-row table:style-name="ro1">
          <table:table-cell office:value-type="string" calcext:value-type="string">
            <text:p><text:a xlink:href="https://clyp.it/mvu3rx1d" xlink:type="simple">https://clyp.it/mvu3rx1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Versez-moi encore un peu de vin s'il vous plaît!</text:p>
          </table:table-cell>
        </table:table-row>
        <table:table-row table:style-name="ro1">
          <table:table-cell office:value-type="string" calcext:value-type="string">
            <text:p><text:a xlink:href="https://clyp.it/u3rfj3de" xlink:type="simple">https://clyp.it/u3rfj3de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Il n'y a pas tant de synagogues dans cette ville.</text:p>
          </table:table-cell>
        </table:table-row>
        <table:table-row table:style-name="ro1">
          <table:table-cell office:value-type="string" calcext:value-type="string">
            <text:p><text:a xlink:href="https://clyp.it/3seckdfv" xlink:type="simple">https://clyp.it/3seckdfv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Comment dit-on "s'il vous plaît" en wolof?</text:p>
          </table:table-cell>
        </table:table-row>
        <table:table-row table:style-name="ro1">
          <table:table-cell office:value-type="string" calcext:value-type="string">
            <text:p><text:a xlink:href="https://clyp.it/sjno3s4t" xlink:type="simple">https://clyp.it/sjno3s4t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Mon hôtesse me laissa en proie à des pensées vagues et ténébreuses.</text:p>
          </table:table-cell>
        </table:table-row>
        <table:table-row table:style-name="ro1">
          <table:table-cell office:value-type="string" calcext:value-type="string">
            <text:p><text:a xlink:href="https://clyp.it/3o5cigrk" xlink:type="simple">https://clyp.it/3o5cigrk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Le soir il se promenait sur la montagne, dans les ruines du château.</text:p>
          </table:table-cell>
        </table:table-row>
        <table:table-row table:style-name="ro1">
          <table:table-cell office:value-type="string" calcext:value-type="string">
            <text:p><text:a xlink:href="https://clyp.it/igzkr22o" xlink:type="simple">https://clyp.it/igzkr22o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J’emportai le testament; et, quand il fut ouvert, je vis que madame de Merret m’avait nommé son exécuteur testamentaire.</text:p>
          </table:table-cell>
        </table:table-row>
        <table:table-row table:style-name="ro1">
          <table:table-cell office:value-type="string" calcext:value-type="string">
            <text:p><text:a xlink:href="https://clyp.it/0tn3fcod" xlink:type="simple">https://clyp.it/0tn3fco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Appelle tes sœurs.</text:p>
          </table:table-cell>
        </table:table-row>
        <table:table-row table:style-name="ro1">
          <table:table-cell office:value-type="string" calcext:value-type="string">
            <text:p><text:a xlink:href="https://clyp.it/abscua12" xlink:type="simple">https://clyp.it/abscua12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C'est en découvrant des représentations de notre bon Dieu chargé d'ans sous forme d'un aïeul chauve que j'ai perdu toute foi, même en les plus efficaces des produits capillaires.</text:p>
          </table:table-cell>
        </table:table-row>
        <table:table-row table:style-name="ro1">
          <table:table-cell office:value-type="string" calcext:value-type="string">
            <text:p><text:a xlink:href="https://clyp.it/skvtjjy1" xlink:type="simple">https://clyp.it/skvtjjy1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Ces crêpes sont vraiment délicieuses.</text:p>
          </table:table-cell>
        </table:table-row>
        <table:table-row table:style-name="ro1">
          <table:table-cell office:value-type="string" calcext:value-type="string">
            <text:p><text:a xlink:href="https://clyp.it/1ne0kut2" xlink:type="simple">https://clyp.it/1ne0kut2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Vous plaisantez, bien sûr.</text:p>
          </table:table-cell>
        </table:table-row>
        <table:table-row table:style-name="ro1">
          <table:table-cell office:value-type="string" calcext:value-type="string">
            <text:p>https://clyp.it/ptxrapaj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Il est revenu en août dernier.</text:p>
          </table:table-cell>
        </table:table-row>
        <table:table-row table:style-name="ro1">
          <table:table-cell office:value-type="string" calcext:value-type="string">
            <text:p>https://clyp.it/rnbrokkv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Jusqu'où allons-nous?</text:p>
          </table:table-cell>
        </table:table-row>
        <table:table-row table:style-name="ro1">
          <table:table-cell office:value-type="string" calcext:value-type="string">
            <text:p>https://clyp.it/4vp2xev4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Je ne suis pas bonne en français.</text:p>
          </table:table-cell>
        </table:table-row>
        <table:table-row table:style-name="ro1">
          <table:table-cell office:value-type="string" calcext:value-type="string">
            <text:p>https://clyp.it/rq5xs2tq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La facture de téléphone était très élevée ce mois-ci.</text:p>
          </table:table-cell>
        </table:table-row>
        <table:table-row table:style-name="ro1">
          <table:table-cell office:value-type="string" calcext:value-type="string">
            <text:p>https://clyp.it/1hbagupg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En Allemagne nous avons toujours payé avec des chèques de voyage.</text:p>
          </table:table-cell>
        </table:table-row>
        <table:table-row table:style-name="ro1">
          <table:table-cell office:value-type="string" calcext:value-type="string">
            <text:p>https://clyp.it/c3swkr5e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Il gagne plus de cinq cents dollars par mois avec ce travail.</text:p>
          </table:table-cell>
        </table:table-row>
        <table:table-row table:style-name="ro1">
          <table:table-cell office:value-type="string" calcext:value-type="string">
            <text:p>https://clyp.it/afiy0k2n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Qu'avez-vous oublié ici?</text:p>
          </table:table-cell>
        </table:table-row>
        <table:table-row table:style-name="ro1">
          <table:table-cell office:value-type="string" calcext:value-type="string">
            <text:p><text:a xlink:href="https://clyp.it/zmlq0scf" xlink:type="simple">https://clyp.it/zmlq0scf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Voulez-vous apprendre les sciences avec facilité?</text:p>
          </table:table-cell>
        </table:table-row>
        <table:table-row table:style-name="ro1">
          <table:table-cell office:value-type="string" calcext:value-type="string">
            <text:p>https://clyp.it/mmdyhmg2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Puis-je appuyer sur le bouton?</text:p>
          </table:table-cell>
        </table:table-row>
        <table:table-row table:style-name="ro1">
          <table:table-cell office:value-type="string" calcext:value-type="string">
            <text:p>https://clyp.it/w311khgb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La machine à laver fut l'une des plus grandes inventions de tous les temps.</text:p>
          </table:table-cell>
        </table:table-row>
        <table:table-row table:style-name="ro1">
          <table:table-cell office:value-type="string" calcext:value-type="string">
            <text:p>https://clyp.it/2gvlyptv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Versez-moi encore un peu de vin s'il vous plaît!</text:p>
          </table:table-cell>
        </table:table-row>
        <table:table-row table:style-name="ro1">
          <table:table-cell office:value-type="string" calcext:value-type="string">
            <text:p>https://clyp.it/few0siqk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Il n'y a pas tant de synagogues dans cette ville.</text:p>
          </table:table-cell>
        </table:table-row>
        <table:table-row table:style-name="ro1">
          <table:table-cell office:value-type="string" calcext:value-type="string">
            <text:p>https://clyp.it/shkx1qh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Comment dit-on "s'il vous plaît" en wolof?</text:p>
          </table:table-cell>
        </table:table-row>
        <table:table-row table:style-name="ro1">
          <table:table-cell office:value-type="string" calcext:value-type="string">
            <text:p>https://clyp.it/35mn1sxu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Mon hôtesse me laissa en proie à des pensées vagues et ténébreuses.</text:p>
          </table:table-cell>
        </table:table-row>
        <table:table-row table:style-name="ro1">
          <table:table-cell office:value-type="string" calcext:value-type="string">
            <text:p>https://clyp.it/ixg2v5wn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Le soir il se promenait sur la montagne, dans les ruines du château.</text:p>
          </table:table-cell>
        </table:table-row>
        <table:table-row table:style-name="ro1">
          <table:table-cell office:value-type="string" calcext:value-type="string">
            <text:p>https://clyp.it/telnmuyv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J’emportai le testament; et, quand il fut ouvert, je vis que madame de Merret m’avait nommé son exécuteur testamentaire.</text:p>
          </table:table-cell>
        </table:table-row>
        <table:table-row table:style-name="ro1">
          <table:table-cell office:value-type="string" calcext:value-type="string">
            <text:p>https://clyp.it/zwvxxp31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Appelle tes sœurs.</text:p>
          </table:table-cell>
        </table:table-row>
        <table:table-row table:style-name="ro1">
          <table:table-cell office:value-type="string" calcext:value-type="string">
            <text:p>https://clyp.it/5lotrakj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C'est en découvrant des représentations de notre bon Dieu chargé d'ans sous forme d'un aïeul chauve que j'ai perdu toute foi, même en les plus efficaces des produits capillaires.</text:p>
          </table:table-cell>
        </table:table-row>
        <table:table-row table:style-name="ro1">
          <table:table-cell office:value-type="string" calcext:value-type="string">
            <text:p>https://clyp.it/sjqkr52w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Ces crêpes sont vraiment délicieuses.</text:p>
          </table:table-cell>
        </table:table-row>
        <table:table-row table:style-name="ro1">
          <table:table-cell office:value-type="string" calcext:value-type="string">
            <text:p>https://clyp.it/jnpcuwwb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Vous plaisantez, bien sû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9:15:25.116867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9:20:52.367269234</dc:date>
    <meta:editing-duration>PT18M24S</meta:editing-duration>
    <meta:editing-cycles>7</meta:editing-cycles>
    <meta:generator>LibreOffice/5.1.6.2$Linux_X86_64 LibreOffice_project/10m0$Build-2</meta:generator>
    <meta:document-statistic meta:table-count="1" meta:cell-count="123" meta:object-count="0"/>
  </office:meta>
</office:document-meta>
</file>